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f9e9"/>
    </style:style>
    <style:style style:name="P2" style:family="paragraph" style:parent-style-name="Standard">
      <style:paragraph-properties fo:text-align="start" style:justify-single-word="false"/>
      <style:text-properties officeooo:paragraph-rsid="0002f9e9"/>
    </style:style>
    <style:style style:name="P3" style:family="paragraph" style:parent-style-name="Standard">
      <style:paragraph-properties fo:text-align="start" style:justify-single-word="false"/>
      <style:text-properties officeooo:rsid="0002f9e9" officeooo:paragraph-rsid="0002f9e9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02f9e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rsid="0002f9e9" officeooo:paragraph-rsid="0002f9e9"/>
    </style:style>
    <style:style style:name="P6" style:family="paragraph" style:parent-style-name="Standard">
      <style:paragraph-properties fo:text-align="start" style:justify-single-word="false"/>
      <style:text-properties fo:language="pt" fo:country="BR" fo:font-weight="bold" officeooo:rsid="0002f9e9" officeooo:paragraph-rsid="0002f9e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t" fo:country="BR" fo:font-weight="bold" officeooo:rsid="00035a10" officeooo:paragraph-rsid="00035a10" style:font-weight-asian="bold" style:font-weight-complex="bold"/>
    </style:style>
    <style:style style:name="T1" style:family="text">
      <style:text-properties fo:font-size="19pt" officeooo:rsid="0008d864" style:font-size-asian="19pt" style:font-size-complex="19pt"/>
    </style:style>
    <style:style style:name="T2" style:family="text">
      <style:text-properties fo:font-size="19pt" officeooo:rsid="002ec593" style:font-size-asian="19pt" style:font-size-complex="19pt"/>
    </style:style>
    <style:style style:name="T3" style:family="text">
      <style:text-properties fo:font-size="19pt" officeooo:rsid="0002f9e9" style:font-size-asian="19pt" style:font-size-complex="19pt"/>
    </style:style>
    <style:style style:name="T4" style:family="text">
      <style:text-properties fo:font-style="normal" fo:font-weight="bold" officeooo:rsid="0008d864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font-weight="bold" officeooo:rsid="0008d864" fo:background-color="transparent" loext:char-shading-value="0" style:font-weight-asian="bold" style:font-weight-complex="bold"/>
    </style:style>
    <style:style style:name="T6" style:family="text">
      <style:text-properties fo:font-weight="bold" officeooo:rsid="0002f9e9" fo:background-color="transparent" loext:char-shading-value="0" style:font-weight-asian="bold" style:font-weight-complex="bold"/>
    </style:style>
    <style:style style:name="T7" style:family="text">
      <style:text-properties fo:font-weight="normal" officeooo:rsid="0002f9e9" style:font-weight-asian="normal" style:font-weight-complex="normal"/>
    </style:style>
    <style:style style:name="T8" style:family="text">
      <style:text-properties fo:font-weight="normal" officeooo:rsid="0002f9e9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202122" fo:letter-spacing="normal" fo:language="el" fo:country="GR" fo:font-style="normal" fo:font-weight="normal" officeooo:rsid="0002f9e9" style:font-weight-asian="normal" style:font-weight-complex="normal"/>
    </style:style>
    <style:style style:name="T10" style:family="text">
      <style:text-properties fo:font-variant="normal" fo:text-transform="none" fo:color="#202122" style:font-name="Liberation Serif" fo:font-size="14pt" fo:letter-spacing="normal" fo:language="el" fo:country="GR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02122" style:font-name="Liberation Serif" fo:font-size="14pt" fo:letter-spacing="normal" fo:language="el" fo:country="GR" fo:font-style="normal" fo:font-weight="normal" officeooo:rsid="0002f9e9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02122" style:font-name="Liberation Serif" fo:font-size="14pt" fo:letter-spacing="normal" fo:language="el" fo:country="GR" fo:font-style="normal" fo:font-weight="normal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02122" style:font-name="Liberation Serif" fo:font-size="14pt" fo:letter-spacing="normal" fo:language="el" fo:country="GR" fo:font-style="normal" fo:font-weight="normal" officeooo:rsid="0002f9e9" fo:background-color="#ffffff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02122" style:font-name="Liberation Serif" fo:font-size="14pt" fo:letter-spacing="normal" fo:language="pt" fo:country="BR" fo:font-style="normal" fo:font-weight="normal" officeooo:rsid="0002f9e9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02122" style:font-name="Liberation Serif" fo:font-size="14pt" fo:letter-spacing="normal" fo:language="pt" fo:country="BR" fo:font-style="normal" fo:font-weight="bold" officeooo:rsid="0002f9e9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202122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02122" style:font-name="Liberation Serif" fo:font-size="14pt" fo:letter-spacing="normal" fo:font-style="normal" fo:font-weight="normal" fo:background-color="#ffffff" loext:char-shading-value="0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02122" style:font-name="Liberation Serif" fo:font-size="14pt" fo:letter-spacing="normal" fo:font-style="normal" fo:font-weight="normal" officeooo:rsid="0002f9e9" fo:background-color="#ffffff" loext:char-shading-value="0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0212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202122" style:font-name="Liberation Serif" fo:font-size="14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202122" style:font-name="Liberation Serif" fo:font-size="14pt" fo:letter-spacing="normal" fo:font-style="normal" fo:background-color="#ffffff" loext:char-shading-value="0" style:font-size-asian="14pt" style:font-size-complex="14pt"/>
    </style:style>
    <style:style style:name="T22" style:family="text">
      <style:text-properties fo:font-variant="normal" fo:text-transform="none" fo:color="#202122" style:font-name="Liberation Serif" fo:font-size="14pt" fo:letter-spacing="normal" fo:font-style="normal" officeooo:rsid="0002f9e9" fo:background-color="#ffffff" loext:char-shading-value="0" style:font-size-asian="14pt" style:font-size-complex="14pt"/>
    </style:style>
    <style:style style:name="T23" style:family="text">
      <style:text-properties fo:font-variant="normal" fo:text-transform="none" fo:color="#202122" style:font-name="Liberation Serif" fo:font-size="14pt" fo:letter-spacing="normal" fo:font-style="normal" fo:background-color="#ffffff" loext:char-shading-value="0" style:font-size-asian="14pt" style:font-size-complex="14pt"/>
    </style:style>
    <style:style style:name="T24" style:family="text">
      <style:text-properties fo:font-variant="normal" fo:text-transform="none" fo:color="#202122" style:font-name="Liberation Serif" fo:font-size="14pt" fo:letter-spacing="normal" fo:font-style="normal" officeooo:rsid="0034061e" fo:background-color="#ffffff" loext:char-shading-value="0" style:font-size-asian="14pt" style:font-size-complex="14pt"/>
    </style:style>
    <style:style style:name="T25" style:family="text">
      <style:text-properties fo:font-variant="normal" fo:text-transform="none" fo:color="#202122" style:font-name="Liberation Serif" fo:font-size="14pt" fo:letter-spacing="normal" fo:font-style="normal" fo:font-weight="normal" officeooo:rsid="0034061e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officeooo:rsid="0008d864" fo:background-color="transparent" loext:char-shading-value="0"/>
    </style:style>
    <style:style style:name="T2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Liberation Serif" fo:font-size="14pt" fo:font-weight="bold" officeooo:rsid="0002f9e9" style:font-size-asian="14pt" style:font-weight-asian="bold" style:font-size-complex="14pt" style:font-weight-complex="bold"/>
    </style:style>
    <style:style style:name="T2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4pt" fo:font-weight="normal" officeooo:rsid="0002f9e9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amática </text:span><text:span text:style-name="T3">Livre de Contexto</text:span><text:span text:style-name="T2"> LL(1)</text:span><text:span text:style-name="T1"> da Linguagem L</text:span></text:p>
      <text:p text:style-name="P1"><text:span text:style-name="T1"/></text:p>
      <text:p text:style-name="P4"><text:span text:style-name="T4">S</text:span><text:span text:style-name="T26"> → </text:span><text:span text:style-name="T5">Declarar</text:span><text:span text:style-name="T6">SA</text:span><text:span text:style-name="T26"> </text:span><text:span text:style-name="T8">| </text:span><text:span text:style-name="T9">λ</text:span><text:span text:style-name="T7"> </text:span></text:p>
      <text:p text:style-name="P4"><text:span text:style-name="T7"/></text:p>
      <text:p text:style-name="P2"><text:span text:style-name="T28">A</text:span><text:span text:style-name="T30"> → <text:s/></text:span><text:span text:style-name="T28">ComandosA | </text:span><text:span text:style-name="T11">λ</text:span></text:p>
      <text:p text:style-name="P2"><text:span text:style-name="T15"/></text:p>
      <text:p text:style-name="P2"><text:span text:style-name="T15">Declarar → </text:span><text:span text:style-name="T14">“final” “id” </text:span><text:span text:style-name="T30"><text:s/>“&lt;-” </text:span><text:span text:style-name="T28">B </text:span><text:span text:style-name="T30">const “;” | </text:span><text:span text:style-name="T28">C</text:span><text:span text:style-name="T30"> “id” </text:span><text:span text:style-name="T28">ListaIds</text:span><text:span text:style-name="T30"> “;”</text:span></text:p>
      <text:p text:style-name="P3"><text:span text:style-name="T27"/></text:p>
      <text:p text:style-name="P3"><text:span text:style-name="T27">B</text:span><text:span text:style-name="T29"> → “-” | </text:span><text:span text:style-name="T10">λ</text:span></text:p>
      <text:p text:style-name="P5"><text:span text:style-name="T19"/></text:p>
      <text:p text:style-name="P5"><text:span text:style-name="T19">C</text:span><text:span text:style-name="T16"> → “int” | “boolean” | “byte” | “string”</text:span></text:p>
      <text:p text:style-name="P6"><text:span text:style-name="T20"/></text:p>
      <text:p text:style-name="P6"><text:span text:style-name="T20">ListaIds → Atrib D</text:span></text:p>
      <text:p text:style-name="P6"><text:span text:style-name="T20"/></text:p>
      <text:p text:style-name="P6"><text:span text:style-name="T20">Atrib → </text:span><text:span text:style-name="T16">“&lt;-” </text:span><text:span text:style-name="T20">B </text:span><text:span text:style-name="T16">“const” | </text:span><text:span text:style-name="T10">λ</text:span></text:p>
      <text:p text:style-name="P6"><text:span text:style-name="T20"/></text:p>
      <text:p text:style-name="P6"><text:span text:style-name="T20">D</text:span><text:span text:style-name="T16"> → “,” “id” <text:s/></text:span><text:span text:style-name="T20">Atrib | </text:span><text:span text:style-name="T10">λ</text:span></text:p>
      <text:p text:style-name="P6"><text:span text:style-name="T20"/></text:p>
      <text:p text:style-name="P6"><text:span text:style-name="T20">Comando</text:span><text:span text:style-name="T16"> → </text:span><text:span text:style-name="T20">Atribuicao</text:span><text:span text:style-name="T16"> | </text:span><text:span text:style-name="T20">Repeticao</text:span><text:span text:style-name="T16"> | </text:span><text:span text:style-name="T20">Teste</text:span><text:span text:style-name="T16"> | </text:span><text:span text:style-name="T20">Nulo</text:span><text:span text:style-name="T16"> | </text:span><text:span text:style-name="T20">Leitura</text:span><text:span text:style-name="T16"> | </text:span><text:span text:style-name="T20">Escrita</text:span></text:p>
      <text:p text:style-name="P6"><text:span text:style-name="T20"/></text:p>
      <text:p text:style-name="P6"><text:span text:style-name="T20">Atribuicao → </text:span><text:span text:style-name="T16">“id” “&lt;-”</text:span><text:span text:style-name="T20"> Expressao </text:span><text:span text:style-name="T16">“;”</text:span></text:p>
      <text:p text:style-name="P6"><text:span text:style-name="T20"/></text:p>
      <text:p text:style-name="P6"><text:span text:style-name="T20">Repeticao → </text:span><text:span text:style-name="T16">“while” “(”</text:span><text:span text:style-name="T20">Expressao</text:span><text:span text:style-name="T16">“)” </text:span><text:span text:style-name="T20">BlocoWhile</text:span></text:p>
      <text:p text:style-name="P6"><text:span text:style-name="T20"/></text:p>
      <text:p text:style-name="P6"><text:span text:style-name="T20">BlocoWhile → </text:span><text:span text:style-name="T16">“begin”</text:span><text:span text:style-name="T20"> E </text:span><text:span text:style-name="T16">“endwhile”</text:span><text:span text:style-name="T20"> | Comando</text:span></text:p>
      <text:p text:style-name="P6"><text:span text:style-name="T20"/></text:p>
      <text:p text:style-name="P6"><text:span text:style-name="T20">E → ComandoE | </text:span><text:span text:style-name="T10">λ</text:span></text:p>
      <text:p text:style-name="P6"><text:span text:style-name="T20"/></text:p>
      <text:p text:style-name="P6"><text:span text:style-name="T20">Teste</text:span><text:span text:style-name="T16"> → “if” “(”</text:span><text:span text:style-name="T20">Expressao</text:span><text:span text:style-name="T16">“)” </text:span><text:span text:style-name="T20">G</text:span></text:p>
      <text:p text:style-name="P6"><text:span text:style-name="T20"/></text:p>
      <text:p text:style-name="P6"><text:span text:style-name="T20">G → Blocoif | Comando BlocoElse</text:span></text:p>
      <text:p text:style-name="P6"><text:span text:style-name="T20"/></text:p>
      <text:p text:style-name="P6"><text:span text:style-name="T20">Blocoif → </text:span><text:span text:style-name="T16">“begin”</text:span><text:span text:style-name="T20"> H </text:span><text:span text:style-name="T16">“endif” “else” “begin”</text:span><text:span text:style-name="T20"> H </text:span><text:span text:style-name="T16">“endelse”</text:span></text:p>
      <text:p text:style-name="P6"><text:span text:style-name="T20"/></text:p>
      <text:p text:style-name="P6"><text:span text:style-name="T20">H</text:span><text:span text:style-name="T16"> → </text:span><text:span text:style-name="T20">ComandoH</text:span><text:span text:style-name="T16"> | </text:span><text:span text:style-name="T20">Comando</text:span></text:p>
      <text:p text:style-name="P6"><text:span text:style-name="T20"/></text:p>
      <text:p text:style-name="P6"><text:span text:style-name="T20">BlocoElse → </text:span><text:span text:style-name="T25">“else”</text:span><text:span text:style-name="T24"> Comando </text:span><text:span text:style-name="T21">| </text:span><text:span text:style-name="T12">λ</text:span></text:p>
      <text:p text:style-name="P6"><text:span text:style-name="T21"/></text:p>
      <text:p text:style-name="P6"><text:span text:style-name="T21">Nulo → </text:span><text:span text:style-name="T17">“;”</text:span></text:p>
      <text:p text:style-name="P6"><text:span text:style-name="T21"/></text:p>
      <text:p text:style-name="P6"><text:span text:style-name="T21">Leitura → </text:span><text:span text:style-name="T17">“readln”“(”“id”“)”“;”</text:span></text:p>
      <text:p text:style-name="P7"><text:span text:style-name="T21"/></text:p>
      <text:p text:style-name="P7"><text:span text:style-name="T21">Escrita</text:span><text:span text:style-name="T17"> → “write”“(”</text:span><text:span text:style-name="T21">ListaExpressoes</text:span><text:span text:style-name="T17">“)”“;” | “writeln”“(”</text:span><text:span text:style-name="T21">ListaExpressoes</text:span><text:span text:style-name="T17">“)”“;” </text:span></text:p>
      <text:p text:style-name="P7"><text:span text:style-name="T21"/></text:p>
      <text:p text:style-name="P7"><text:soft-page-break/><text:span text:style-name="T21">ListaExpressoes</text:span><text:span text:style-name="T17"> → </text:span><text:span text:style-name="T21">ExpressaoI</text:span></text:p>
      <text:p text:style-name="P7"><text:span text:style-name="T21"/></text:p>
      <text:p text:style-name="P7"><text:span text:style-name="T21">I → </text:span><text:span text:style-name="T17">“,”</text:span><text:span text:style-name="T21"> ExpressaoI | </text:span><text:span text:style-name="T13">λ</text:span></text:p>
      <text:p text:style-name="P7"><text:span text:style-name="T22"/></text:p>
      <text:p text:style-name="P7"><text:span text:style-name="T22">E</text:span><text:span text:style-name="T21">xpressao → ExpJ</text:span></text:p>
      <text:p text:style-name="P7"><text:span text:style-name="T21"/></text:p>
      <text:p text:style-name="P7"><text:span text:style-name="T21">J → </text:span><text:span text:style-name="T17">“=” </text:span><text:span text:style-name="T21">Exp | </text:span><text:span text:style-name="T17">“!=”</text:span><text:span text:style-name="T21"> Exp | </text:span><text:span text:style-name="T17">“&lt;” </text:span><text:span text:style-name="T21">Exp | </text:span><text:span text:style-name="T17">“&gt;”</text:span><text:span text:style-name="T21"> Exp | </text:span><text:span text:style-name="T17">“&lt;=”</text:span><text:span text:style-name="T21"> Exp | </text:span><text:span text:style-name="T17">“&gt;=”</text:span><text:span text:style-name="T21"> Exp | </text:span><text:span text:style-name="T13">λ</text:span></text:p>
      <text:p text:style-name="P7"><text:span text:style-name="T22"/></text:p>
      <text:p text:style-name="P7"><text:span text:style-name="T22">E</text:span><text:span text:style-name="T21">xp</text:span><text:span text:style-name="T17"> → </text:span><text:span text:style-name="T21">KTL</text:span></text:p>
      <text:p text:style-name="P7"><text:span text:style-name="T21"/></text:p>
      <text:p text:style-name="P7"><text:span text:style-name="T21">K → </text:span><text:span text:style-name="T17">“+” </text:span><text:span text:style-name="T21">| </text:span><text:span text:style-name="T17">“-” </text:span><text:span text:style-name="T21">| </text:span><text:span text:style-name="T13">λ</text:span></text:p>
      <text:p text:style-name="P7"><text:span text:style-name="T22"/></text:p>
      <text:p text:style-name="P7"><text:span text:style-name="T22">L</text:span><text:span text:style-name="T18"> →</text:span><text:span text:style-name="T17"> “+” </text:span><text:span text:style-name="T21">TL | </text:span><text:span text:style-name="T17">“-” </text:span><text:span text:style-name="T21">TL</text:span><text:span text:style-name="T17"> | “||” </text:span><text:span text:style-name="T21">TL | </text:span><text:span text:style-name="T13">λ</text:span></text:p>
      <text:p text:style-name="P7"><text:span text:style-name="T22"/></text:p>
      <text:p text:style-name="P7"><text:span text:style-name="T22">T</text:span><text:span text:style-name="T18"> →</text:span><text:span text:style-name="T17"> </text:span><text:span text:style-name="T21">FM</text:span></text:p>
      <text:p text:style-name="P7"><text:span text:style-name="T21"/></text:p>
      <text:p text:style-name="P7"><text:span text:style-name="T21">M</text:span><text:span text:style-name="T17"> → “*” </text:span><text:span text:style-name="T21">F</text:span><text:span text:style-name="T17"> | “&amp;&amp;” </text:span><text:span text:style-name="T21">F | </text:span><text:span text:style-name="T17">“/” </text:span><text:span text:style-name="T21">F | </text:span><text:span text:style-name="T13">λ</text:span></text:p>
      <text:p text:style-name="P7"><text:span text:style-name="T22"/></text:p>
      <text:p text:style-name="P7"><text:span text:style-name="T22">F</text:span><text:span text:style-name="T18"> →</text:span><text:span text:style-name="T17"> “!” </text:span><text:span text:style-name="T21">F | </text:span><text:span text:style-name="T17">“(”</text:span><text:span text:style-name="T21">Expressao</text:span><text:span text:style-name="T17">“)” | </text:span><text:span text:style-name="T21">B</text:span><text:span text:style-name="T17"> const | “id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00:10:54.621000000</meta:creation-date>
    <dc:date>2020-05-12T00:45:39.669000000</dc:date>
    <meta:editing-duration>PT11M3S</meta:editing-duration>
    <meta:editing-cycles>1</meta:editing-cycles>
    <meta:document-statistic meta:table-count="0" meta:image-count="0" meta:object-count="0" meta:page-count="2" meta:paragraph-count="32" meta:word-count="222" meta:character-count="1034" meta:non-whitespace-character-count="839"/>
    <meta:generator>LibreOffice/6.3.4.2$Windows_X86_64 LibreOffice_project/60da17e045e08f1793c57c00ba83cdfce946d0aa</meta:generator>
  </office:meta>
</office:document-meta>
</file>